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office:version="1.2">
  <office:scripts/>
  <office:automatic-styles>
    <style:style style:name="dp1" style:family="drawing-page"/>
    <style:style style:name="gr1" style:family="graphic" style:parent-style-name="standard">
      <style:graphic-properties draw:textarea-horizontal-align="center" draw:textarea-vertical-align="top" fo:padding-top="0.508cm"/>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2f2ff" draw:textarea-horizontal-align="left" draw:textarea-vertical-align="middle" draw:auto-grow-height="false" fo:min-height="0cm" fo:min-width="0cm"/>
    </style:style>
    <style:style style:name="gr6" style:family="graphic" style:parent-style-name="standard">
      <style:graphic-properties draw:fill="solid" draw:fill-color="#f2f2ff" draw:textarea-horizontal-align="justify" draw:textarea-vertical-align="middle" draw:auto-grow-height="false" fo:min-height="0cm" fo:min-width="0cm"/>
    </style:style>
    <style:style style:name="gr7" style:family="graphic" style:parent-style-name="standard">
      <style:graphic-properties draw:stroke="none" draw:fill="none" draw:fill-color="#ffffff" fo:min-height="1.577cm"/>
    </style:style>
    <style:style style:name="gr8"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9" style:family="graphic" style:parent-style-name="standard">
      <style:graphic-properties draw:fill="solid" draw:fill-color="#ffff99" draw:textarea-horizontal-align="center" draw:textarea-vertical-align="middle"/>
    </style:style>
    <style:style style:name="gr10" style:family="graphic" style:parent-style-name="standard">
      <style:graphic-properties draw:fill="solid" draw:fill-color="#f2f2ff" draw:textarea-horizontal-align="justify" draw:textarea-vertical-align="middle" draw:auto-grow-height="false" fo:min-height="0cm" fo:min-width="0cm" fo:padding-left="1.27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start" fo:text-indent="0cm"/>
      <style:text-properties fo:font-size="10pt"/>
    </style:style>
    <style:style style:name="P5" style:family="paragraph">
      <style:paragraph-properties fo:margin-left="0cm" fo:margin-right="0cm" fo:text-align="center" fo:text-indent="0cm"/>
      <style:text-properties fo:font-size="10pt"/>
    </style:style>
    <style:style style:name="P6" style:family="paragraph">
      <style:paragraph-properties fo:margin-left="0cm" fo:margin-right="0cm" fo:text-align="start" fo:text-indent="0cm"/>
    </style:style>
    <style:style style:name="P7" style:family="paragraph">
      <style:paragraph-properties fo:text-align="start"/>
    </style:style>
    <style:style style:name="T1" style:family="text">
      <style:text-properties fo:font-size="10pt"/>
    </style:style>
    <style:style style:name="T2" style:family="text">
      <style:text-properties fo:color="#8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9.757cm" svg:height="2.115cm" svg:x="14.794cm" svg:y="5.806cm">
          <text:p text:style-name="P1">Glidein Factory Entry</text:p>
        </draw:rect>
        <draw:custom-shape draw:style-name="gr2" draw:text-style-name="P1" draw:layer="layout" svg:width="9.606cm" svg:height="2.324cm" svg:x="3.32cm" svg:y="0.798cm">
          <text:p text:style-name="P1">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8.793cm" svg:y1="5.756cm" svg:x2="12.978cm" svg:y2="3.229cm">
          <text:p/>
        </draw:line>
        <draw:frame draw:style-name="gr4" draw:layer="layout" svg:width="5.425cm" svg:height="1.825cm" svg:x="15.584cm" svg:y="2.142cm">
          <draw:text-box>
            <text:p text:style-name="P3">Publish available </text:p>
            <text:p text:style-name="P3">glidein entries</text:p>
          </draw:text-box>
        </draw:frame>
        <draw:custom-shape draw:style-name="gr5" draw:text-style-name="P4" draw:layer="layout" svg:width="13.152cm" svg:height="2.376cm" svg:x="11.495cm" svg:y="11.488cm">
          <text:p/>
          <draw:enhanced-geometry svg:viewBox="0 0 21600 21600" draw:mirror-horizontal="false" draw:mirror-vertical="false" draw:text-areas="3000 3320 17110 17330" draw:type="cloud-callout" draw:modifiers="-559.993917737398 18955.65839293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5" draw:layer="layout" svg:width="4.648cm" svg:height="1.02cm" svg:x="0.836cm" svg:y="3.887cm">
          <text:p text:style-name="P1"><text:span text:style-name="T1">Due to Condor limitations,</text:span></text:p>
          <text:p text:style-name="P1"><text:span text:style-name="T1">define also GlideinMyType</text:span></text:p>
          <draw:enhanced-geometry svg:viewBox="0 0 21600 21600" draw:type="line-callout-2" draw:modifiers="11345.9238545924 67740.6464250735 6105.05485050549 66555.9255631734 -111.507851150785 20563.369245837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7" draw:text-style-name="P6" draw:layer="layout" svg:width="10.655cm" svg:height="1.827cm" svg:x="13.383cm" svg:y="11.882cm">
          <draw:text-box>
            <text:p text:style-name="P6"><text:span text:style-name="T1">Parameters set glidein parameter defaults like:</text:span></text:p>
            <text:p text:style-name="P6"><text:span text:style-name="T1">Collector=”UNDEFINED”,</text:span></text:p>
            <text:p text:style-name="P6"><text:span text:style-name="T1">MinDisk=16G, CheckFilesExist=”/tmp/CMS,$DATA/OSG”</text:span></text:p>
          </draw:text-box>
        </draw:frame>
        <draw:polygon draw:style-name="gr8" draw:text-style-name="P7" draw:layer="layout" svg:width="8.174cm" svg:height="13.3cm" svg:x="2.621cm" svg:y="6.383cm" svg:viewBox="0 0 8175 13301" draw:points="0,0 8175,0 8172,12640 7103,12657 6273,12716 5608,12805 5031,12914 3848,13140 3092,13234 2126,13301 1452,13245 934,13191 1,13070">
          <text:p text:style-name="P6">MyType=”glidefactory”</text:p>
          <text:p text:style-name="P6">Name=”entry@factory”</text:p>
          <text:p text:style-name="P6">FactoryName=”factory”</text:p>
          <text:p text:style-name="P6">GlideinName=”entry”</text:p>
          <text:p text:style-name="P6">Attribute1=”...”</text:p>
          <text:p text:style-name="P6">...</text:p>
          <text:p text:style-name="P6">AttributeN=”...”</text:p>
          <text:p text:style-name="P6">GlideinParamXXX=”val1”</text:p>
          <text:p text:style-name="P6">...</text:p>
          <text:p text:style-name="P6">GlideinParamYYY=”valZ”</text:p>
          <text:p text:style-name="P6">GlideinMonitorNNN=”valN”</text:p>
          <text:p text:style-name="P6">...</text:p>
          <text:p text:style-name="P6">GlideinMonitorMMM=”valM”</text:p>
          <text:p text:style-name="P6"><text:span text:style-name="T2">PubKeyType=”algo”</text:span></text:p>
          <text:p text:style-name="P6"><text:span text:style-name="T2">PubKeyId=”keyID”</text:span></text:p>
          <text:p text:style-name="P6"><text:span text:style-name="T2">PubKeyValue=”pub key”</text:span></text:p>
        </draw:polygon>
        <draw:rect draw:style-name="gr9" draw:text-style-name="P2" draw:layer="layout" svg:width="8.17cm" svg:height="0.902cm" svg:x="2.622cm" svg:y="5.471cm">
          <text:p text:style-name="P1">Published classad</text:p>
        </draw:rect>
        <draw:custom-shape draw:style-name="gr6" draw:text-style-name="P4" draw:layer="layout" svg:width="10.539cm" svg:height="2.855cm" svg:x="11.637cm" svg:y="8.41cm">
          <text:p text:style-name="P4"><text:span text:style-name="T1">Attributes that describe the glidein like:</text:span></text:p>
          <text:p text:style-name="P4"><text:span text:style-name="T1">ARCH=”INTEL”, MaxHours=72, Site=”Florida”</text:span></text:p>
          <draw:enhanced-geometry svg:viewBox="0 0 21600 21600" draw:text-areas="3000 3320 17110 17330" draw:type="cloud-callout" draw:modifiers="-821.783681214421 20155.4621848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4" draw:layer="layout" svg:width="10.539cm" svg:height="2.855cm" svg:x="13.137cm" svg:y="14.01cm">
          <text:p text:style-name="P4"><text:span text:style-name="T1">Monitoring data like:</text:span></text:p>
          <text:p text:style-name="P4"><text:span text:style-name="T1">TotalStatusIdle=”234”, TotalStatusRunning=”1356”</text:span></text:p>
          <text:p text:style-name="P4"><text:span text:style-name="T1">TotalRequestedIdle=”50”</text:span></text:p>
          <draw:enhanced-geometry svg:viewBox="0 0 21600 21600" draw:text-areas="3000 3320 17110 17330" draw:type="cloud-callout" draw:modifiers="-3785.12333965844 15209.2436974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4" draw:layer="layout" svg:width="6.78cm" svg:height="1.994cm" svg:x="13.238cm" svg:y="16.972cm">
          <text:p text:style-name="P4"><text:span text:style-name="T1">Public key used by the frontend</text:span><text:span text:style-name="T1"><text:line-break/></text:span><text:span text:style-name="T1">to encrypt sensitive data</text:span></text:p>
          <draw:enhanced-geometry svg:viewBox="0 0 21600 21600" draw:text-areas="3000 3320 17110 17330" draw:type="cloud-callout" draw:modifiers="-7065.15263235511 13847.819548872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6.67cm" fo:page-height="20.57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7$Build-9354</meta:generator>
    <meta:creation-date>2006-10-03T09:12:04</meta:creation-date>
    <dc:date>2008-11-19T11:02:17</dc:date>
    <dc:language>en-US</dc:language>
    <meta:editing-cycles>8</meta:editing-cycles>
    <meta:editing-duration>PT07H01M37S</meta:editing-duration>
    <meta:document-statistic meta:object-count="12"/>
    <meta:user-defined meta:name="Info 1"/>
    <meta:user-defined meta:name="Info 2"/>
    <meta:user-defined meta:name="Info 3"/>
    <meta:user-defined meta:name="Info 4"/>
  </office:meta>
</office:document-meta>
</file>